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10" style:family="table-row">
      <style:table-row-properties style:min-row-height="1.108cm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officeooo:rsid="000bed06" officeooo:paragraph-rsid="000bed0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ed06" officeooo:paragraph-rsid="000bed0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0bed06" style:font-size-asian="12pt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officeooo:rsid="000bed06" officeooo:paragraph-rsid="000bed06" style:font-size-asian="12pt" style:font-size-complex="12pt"/>
    </style:style>
    <style:style style:name="P7" style:family="paragraph" style:parent-style-name="Standard">
      <style:text-properties fo:font-size="12pt" fo:language="en" fo:country="US" officeooo:paragraph-rsid="000bed0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bed06" officeooo:paragraph-rsid="000bed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0bed06" officeooo:paragraph-rsid="000bed0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2f46" officeooo:paragraph-rsid="000c2f4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bed06" officeooo:paragraph-rsid="000bed06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fo:font-size="12pt" officeooo:rsid="000bed06" officeooo:paragraph-rsid="000bed06" style:font-size-asian="12pt" style:font-size-complex="12pt"/>
    </style:style>
    <style:style style:name="P13" style:family="paragraph" style:parent-style-name="Table_20_Contents">
      <style:text-properties fo:font-size="12pt" officeooo:rsid="000bed06" officeooo:paragraph-rsid="000e8f48" style:font-size-asian="12pt" style:font-size-complex="12pt"/>
    </style:style>
    <style:style style:name="P14" style:family="paragraph" style:parent-style-name="Table_20_Contents">
      <style:text-properties fo:font-size="12pt" officeooo:rsid="000e8f48" officeooo:paragraph-rsid="000e8f48" style:font-size-asian="12pt" style:font-size-complex="12pt"/>
    </style:style>
    <style:style style:name="T1" style:family="text">
      <style:text-properties officeooo:rsid="000bed06"/>
    </style:style>
    <style:style style:name="T2" style:family="text">
      <style:text-properties officeooo:rsid="000c2f46"/>
    </style:style>
    <style:style style:name="T3" style:family="text">
      <style:text-properties officeooo:rsid="000d9eaa"/>
    </style:style>
    <style:style style:name="T4" style:family="text">
      <style:text-properties officeooo:rsid="000e8f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 n° 1</text:p>
      <text:p text:style-name="P2"/>
      <text:p text:style-name="P1">I. Général</text:p>
      <text:p text:style-name="P11">1. <text:s/>Accueillir 2<text:span text:style-name="T4">00</text:span> employés dans un bâtiment de 70 m x 35 m.</text:p>
      <text:p text:style-name="P11">2. <text:span text:style-name="T2">Chaque employé possède un bureau et une chaise.</text:span></text:p>
      <text:p text:style-name="P10">3. Les dimensions du mobilier et du bâtiment doivent ne pas trop s’éloigner des Norme NF X35 – 102.</text:p>
      <text:p text:style-name="P10">5. Bureau individuel pour le Directeur et la DRH.</text:p>
      <text:p text:style-name="P10">6. Le regroupement des individus est toléré que pour les personnes ayant le même centre d’intérêt.</text:p>
      <text:p text:style-name="P1"/>
      <text:p text:style-name="P1">II. Personn<text:span text:style-name="T3">e</text:span>l : (inspiré de Asobo Studios)</text:p>
      <table:table table:name="Tableau1" table:style-name="Tableau1">
        <table:table-column table:style-name="Tableau1.A"/>
        <table:table-column table:style-name="Tableau1.B"/>
        <table:table-row table:style-name="TableLine1727427281920">
          <table:table-cell table:style-name="Tableau1.A1" office:value-type="string">
            <text:p text:style-name="P8">Version réelle <text:span text:style-name="T4">avec 250 employés</text:span></text:p>
          </table:table-cell>
          <table:table-cell table:style-name="Tableau1.B1" office:value-type="string">
            <text:p text:style-name="P9">Version simplifiée <text:span text:style-name="T4">avec 200 employées</text:span></text:p>
          </table:table-cell>
        </table:table-row>
        <table:table-row table:style-name="TableLine1727427284800">
          <table:table-cell table:style-name="Tableau1.A2" office:value-type="string">
            <text:p text:style-name="P4">H.R : <text:s/>8 (dont une <text:span text:style-name="T1">DRH</text:span>)</text:p>
          </table:table-cell>
          <table:table-cell table:style-name="Tableau1.B2" office:value-type="string">
            <text:p text:style-name="P6">Director : 1</text:p>
            <text:p text:style-name="P14">DRH : 1</text:p>
          </table:table-cell>
        </table:table-row>
        <table:table-row table:style-name="TableLine1727427285376">
          <table:table-cell table:style-name="Tableau1.A2" office:value-type="string">
            <text:p text:style-name="P7">Level Designer : 12</text:p>
          </table:table-cell>
          <table:table-cell table:style-name="Tableau1.B2" office:value-type="string">
            <text:p text:style-name="P6">H.R : <text:span text:style-name="T4">10</text:span></text:p>
          </table:table-cell>
        </table:table-row>
        <table:table-row table:style-name="TableLine1727427278176">
          <table:table-cell table:style-name="Tableau1.A2" office:value-type="string">
            <text:p text:style-name="P7">Gameplay Programmer : 38</text:p>
          </table:table-cell>
          <table:table-cell table:style-name="Tableau1.B2" office:value-type="string">
            <text:p text:style-name="P6">Marketing : <text:span text:style-name="T4">30</text:span> ( avec Vidéo et Comptables)</text:p>
          </table:table-cell>
        </table:table-row>
        <table:table-row table:style-name="TableLine1727427281056">
          <table:table-cell table:style-name="Tableau1.A2" office:value-type="string">
            <text:p text:style-name="P7">Producer : 15</text:p>
          </table:table-cell>
          <table:table-cell table:style-name="Tableau1.B2" office:value-type="string">
            <text:p text:style-name="P13">Technical (support, data) : 10</text:p>
          </table:table-cell>
        </table:table-row>
        <table:table-row table:style-name="TableLine1727427288256">
          <table:table-cell table:style-name="Tableau1.A2" office:value-type="string">
            <text:p text:style-name="P7">Community Developper : 1</text:p>
          </table:table-cell>
          <table:table-cell table:style-name="Tableau1.B2" office:value-type="string">
            <text:p text:style-name="P13">Programmeur <text:s/>= <text:span text:style-name="T4">50</text:span></text:p>
          </table:table-cell>
        </table:table-row>
        <table:table-row table:style-name="TableLine1727427275584">
          <table:table-cell table:style-name="Tableau1.A2" office:value-type="string">
            <text:p text:style-name="P7">Artist (3D etc): 45</text:p>
          </table:table-cell>
          <table:table-cell table:style-name="Tableau1.B2" office:value-type="string">
            <text:p text:style-name="P6">Level + Game + Sound Designer <text:span text:style-name="T4">= </text:span>4<text:span text:style-name="T4">0</text:span></text:p>
          </table:table-cell>
        </table:table-row>
        <table:table-row table:style-name="TableLine1727427276160">
          <table:table-cell table:style-name="Tableau1.A2" office:value-type="string">
            <text:p text:style-name="P7">Game designer : 24</text:p>
          </table:table-cell>
          <table:table-cell table:style-name="Tableau1.B2" office:value-type="string">
            <text:p text:style-name="P13">Artist + Animator : 50 + 15 = <text:span text:style-name="T4">50</text:span></text:p>
          </table:table-cell>
        </table:table-row>
        <table:table-row table:style-name="TableLine1727427289696">
          <table:table-cell table:style-name="Tableau1.A2" office:value-type="string">
            <text:p text:style-name="P7">Sound Designer : 9</text:p>
          </table:table-cell>
          <table:table-cell table:style-name="Tableau1.B2" office:value-type="string">
            <text:p text:style-name="P6">Testeur : <text:span text:style-name="T4">8</text:span></text:p>
          </table:table-cell>
        </table:table-row>
        <table:table-row table:style-name="Tableau1.10">
          <table:table-cell table:style-name="Tableau1.A2" office:value-type="string">
            <text:p text:style-name="P7">Technical (ex : CTO) : 7</text:p>
          </table:table-cell>
          <table:table-cell table:style-name="Tableau1.B2" office:value-type="string">
            <text:p text:style-name="P6"/>
          </table:table-cell>
        </table:table-row>
        <table:table-row table:style-name="Tableau1.10">
          <table:table-cell table:style-name="Tableau1.A2" office:value-type="string">
            <text:p text:style-name="P7">Marketing : 8</text:p>
          </table:table-cell>
          <table:table-cell table:style-name="Tableau1.B2" office:value-type="string">
            <text:p text:style-name="P6"/>
          </table:table-cell>
        </table:table-row>
        <text:soft-page-break/>
        <table:table-row table:style-name="Tableau1.10">
          <table:table-cell table:style-name="Tableau1.A2" office:value-type="string">
            <text:p text:style-name="P7">Video : 3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7">Communication : 6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Animator : 15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Narrative : 4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UX/UI Programmer : 7 (très peu de UX)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UX/UI artist : 4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mptable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Engine programmer : 16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Director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Data Analyst : 2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Online programmer : 3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Testeur : 15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Tool Developper : 2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7">System designer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O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-Founder : 3</text:p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ibault Clodion</meta:initial-creator>
    <meta:editing-cycles>6</meta:editing-cycles>
    <meta:creation-date>2022-05-17T15:52:00</meta:creation-date>
    <dc:date>2022-06-21T17:28:30.087000000</dc:date>
    <meta:editing-duration>PT10M45S</meta:editing-duration>
    <meta:generator>LibreOffice/7.3.3.2$Windows_X86_64 LibreOffice_project/d1d0ea68f081ee2800a922cac8f79445e4603348</meta:generator>
    <meta:document-statistic meta:table-count="1" meta:image-count="0" meta:object-count="0" meta:page-count="2" meta:paragraph-count="45" meta:word-count="235" meta:character-count="1148" meta:non-whitespace-character-count="954"/>
    <meta:user-defined meta:name="AppVersion">16.0000</meta:user-defined>
    <meta:template xlink:type="simple" xlink:actuate="onRequest" xlink:title="Normal.dotm" xlink:href=""/>
  </office:meta>
</office:document-meta>
</file>